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ynamic Admit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Left Note</text:p>
          </table:table-cell>
          <table:table-cell office:value-type="string" calcext:value-type="string">
            <text:p>Right 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ica Shoulder Fai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ss Shoulder fai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ica Elbow Fai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ica Shoulder Fai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nica Shoulder Fai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oo much twist in ba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dmit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Left Note</text:p>
          </table:table-cell>
          <table:table-cell office:value-type="string" calcext:value-type="string">
            <text:p>Right 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wis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wist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wist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ropp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ropp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d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d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d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ropp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wist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Left Note</text:p>
          </table:table-cell>
          <table:table-cell office:value-type="string" calcext:value-type="string">
            <text:p>Right 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4:39:58.147476621</meta:creation-date>
    <dc:date>2025-08-30T16:41:00.198415072</dc:date>
    <meta:editing-duration>PT8H54M1S</meta:editing-duration>
    <meta:editing-cycles>41</meta:editing-cycles>
    <meta:generator>LibreOffice/7.3.7.2$Linux_X86_64 LibreOffice_project/30$Build-2</meta:generator>
    <meta:document-statistic meta:table-count="1" meta:cell-count="74" meta:object-count="0"/>
  </office:meta>
</office:document-meta>
</file>